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Standard">
      <style:paragraph-properties fo:break-before="page"/>
      <style:text-properties fo:font-style="normal" fo:font-weight="normal" officeooo:rsid="003daf03" officeooo:paragraph-rsid="003b6be0" style:font-style-asian="normal" style:font-weight-asian="normal" style:font-style-complex="normal" style:font-weight-complex="normal"/>
    </style:style>
    <style:style style:name="P4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font-style="normal" fo:font-weight="normal" officeooo:rsid="003d4d3a" officeooo:paragraph-rsid="003d4d3a" style:font-style-asian="normal" style:font-weight-asian="normal" style:font-style-complex="normal" style:font-weight-complex="normal"/>
    </style:style>
    <style:style style:name="P5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font-size="10pt" fo:font-style="normal" fo:font-weight="normal" officeooo:rsid="003d4d3a" officeooo:paragraph-rsid="003d4d3a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tyle="normal" fo:font-weight="normal" officeooo:rsid="003daf03" officeooo:paragraph-rsid="003b6be0" style:font-style-asian="normal" style:font-weight-asian="normal" style:font-style-complex="normal" style:font-weight-complex="normal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tyle="normal" fo:font-weight="normal" officeooo:rsid="003d4d3a" officeooo:paragraph-rsid="003d4d3a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0pt" fo:font-style="normal" fo:font-weight="normal" officeooo:rsid="003d4d3a" officeooo:paragraph-rsid="003d4d3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3daf03" officeooo:paragraph-rsid="003b6be0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014a4c9" officeooo:paragraph-rsid="00090e95"/>
    </style:style>
    <style:style style:name="P11" style:family="paragraph" style:parent-style-name="Text_20_body">
      <style:text-properties officeooo:rsid="0014a4c9" officeooo:paragraph-rsid="0037a4e3"/>
    </style:style>
    <style:style style:name="P12" style:family="paragraph" style:parent-style-name="Text_20_body">
      <style:text-properties officeooo:rsid="0037a4e3" officeooo:paragraph-rsid="0037a4e3"/>
    </style:style>
    <style:style style:name="P13" style:family="paragraph" style:parent-style-name="Text_20_body">
      <style:text-properties officeooo:rsid="00396ebf" officeooo:paragraph-rsid="00396ebf"/>
    </style:style>
    <style:style style:name="P14" style:family="paragraph" style:parent-style-name="Text_20_body">
      <style:text-properties officeooo:rsid="003b6be0" officeooo:paragraph-rsid="003b6be0"/>
    </style:style>
    <style:style style:name="P15" style:family="paragraph" style:parent-style-name="Text_20_body">
      <style:text-properties fo:font-style="normal" fo:font-weight="normal" officeooo:rsid="003c7534" officeooo:paragraph-rsid="003b6be0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3daf03" officeooo:paragraph-rsid="003b6be0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break-before="page"/>
      <style:text-properties fo:font-style="normal" fo:font-weight="normal" officeooo:rsid="003c7534" officeooo:paragraph-rsid="003b6be0" style:font-style-asian="normal" style:font-weight-asian="normal" style:font-style-complex="normal" style:font-weight-complex="normal"/>
    </style:style>
    <style:style style:name="T1" style:family="text">
      <style:text-properties fo:color="#d73a49" loext:opacity="100%" style:font-name="JetBrains Mono" fo:font-size="10pt" style:font-size-asian="10pt"/>
    </style:style>
    <style:style style:name="T2" style:family="text">
      <style:text-properties fo:color="#d73a49" loext:opacity="100%" style:font-name="JetBrains Mono"/>
    </style:style>
    <style:style style:name="T3" style:family="text">
      <style:text-properties fo:color="#6f42c1" loext:opacity="100%" style:font-name="JetBrains Mono" fo:font-size="10pt" style:font-size-asian="10pt"/>
    </style:style>
    <style:style style:name="T4" style:family="text">
      <style:text-properties fo:color="#6f42c1" loext:opacity="100%" style:font-name="JetBrains Mono"/>
    </style:style>
    <style:style style:name="T5" style:family="text">
      <style:text-properties fo:color="#005cc5" loext:opacity="100%" style:font-name="JetBrains Mono" fo:font-size="10pt" style:font-size-asian="10pt"/>
    </style:style>
    <style:style style:name="T6" style:family="text">
      <style:text-properties fo:color="#005cc5" loext:opacity="100%" style:font-name="JetBrains Mono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officeooo:rsid="003daf03" style:font-style-asian="italic" style:font-style-complex="italic"/>
    </style:style>
    <style:style style:name="T10" style:family="text">
      <style:text-properties style:text-position="0% 100%" officeooo:rsid="003daf03"/>
    </style:style>
    <style:style style:name="T11" style:family="text">
      <style:text-properties fo:color="#032f62" loext:opacity="100%" style:font-name="JetBrains Mono" fo:font-size="10pt" style:font-size-asian="10pt"/>
    </style:style>
    <style:style style:name="T12" style:family="text">
      <style:text-properties fo:color="#032f62" loext:opacity="100%" style:font-name="JetBrains Mono"/>
    </style:style>
    <style:style style:name="T13" style:family="text">
      <style:text-properties fo:language="pl" fo:country="PL" officeooo:rsid="00375c39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7a4e3" style:font-style-asian="italic" style:font-weight-asian="normal" style:font-style-complex="italic" style:font-weight-complex="normal"/>
    </style:style>
    <style:style style:name="T16" style:family="text">
      <style:text-properties style:font-name="Liberation Sans" officeooo:rsid="00375c39" style:font-name-asian="Microsoft YaHei" style:font-name-complex="Arial"/>
    </style:style>
    <style:style style:name="T17" style:family="text">
      <style:text-properties officeooo:rsid="003b36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368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7a4e3" style:font-style-asian="normal" style:font-weight-asian="normal" style:font-style-complex="normal" style:font-weight-complex="normal"/>
    </style:style>
    <style:style style:name="T21" style:family="text">
      <style:text-properties fo:color="#1f542e" loext:opacity="100%" style:font-name="JetBrains Mono" fo:font-size="10pt" fo:font-weight="bold" style:font-size-asian="10pt" style:font-weight-asian="bold"/>
    </style:style>
    <style:style style:name="T22" style:family="text">
      <style:text-properties fo:color="#008080" loext:opacity="100%" style:font-name="JetBrains Mono" fo:font-size="10pt" style:font-size-asian="10pt"/>
    </style:style>
    <style:style style:name="T23" style:family="text">
      <style:text-properties fo:color="#008080" loext:opacity="100%" style:font-name="JetBrains Mono"/>
    </style:style>
    <style:style style:name="T24" style:family="text">
      <style:text-properties fo:color="#000000" loext:opacity="100%" style:font-name="JetBrains Mono" fo:font-size="10pt" style:font-size-asian="10pt"/>
    </style:style>
    <style:style style:name="T25" style:family="text">
      <style:text-properties fo:color="#000000" loext:opacity="100%" style:font-name="JetBrains Mono"/>
    </style:style>
    <style:style style:name="T26" style:family="text">
      <style:text-properties fo:color="#b31d28" loext:opacity="100%" style:font-name="JetBrains Mono" fo:font-size="10pt" style:font-size-asian="10pt"/>
    </style:style>
    <style:style style:name="T27" style:family="text">
      <style:text-properties fo:color="#b31d28" loext:opacity="100%" style:font-name="JetBrains Mono"/>
    </style:style>
    <style:style style:name="T28" style:family="text">
      <style:text-properties fo:color="#e16227" loext:opacity="100%" style:font-name="JetBrains Mono" fo:font-size="10pt" style:font-size-asian="10pt"/>
    </style:style>
    <style:style style:name="T29" style:family="text">
      <style:text-properties fo:color="#e16227" loext:opacity="100%" style:font-name="JetBrains Mono"/>
    </style:style>
    <style:style style:name="T30" style:family="text">
      <style:text-properties fo:color="#371f80" loext:opacity="100%" style:font-name="JetBrains Mono" fo:font-size="10pt" style:font-size-asian="10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13">6</text:span></text:p>
      <table:table table:name="Table1" table:style-name="Table1">
        <table:table-column table:style-name="Table1.A"/>
        <table:table-column table:style-name="Table1.B"/>
        <table:table-row table:style-name="TableLine1803150060352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16">19.04</text:span>.2021</text:p>
          </table:table-cell>
        </table:table-row>
      </table:table>
      <text:p text:style-name="P10"><text:tab/></text:p>
      <text:p text:style-name="P11"><text:span text:style-name="T17">Dany laboratorium polega na zaimplementowaniu programu do rozwiązywania układów równań w postaci</text:span><text:span text:style-name="T17"><draw:frame draw:style-name="fr1" draw:name="Object2" text:anchor-type="as-char" svg:y="-0.443cm" svg:width="1.187cm" svg:height="0.53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9">, </text:span><text:span text:style-name="T20">gdzie </text:span><text:span text:style-name="T15">A </text:span><text:span text:style-name="T20">- macierz rzadka trójdiagonalna, przy użyciu algorytm Thomasa bez wyboru elementów podstawowych.</text:span></text:p>
      <text:p text:style-name="P12"><text:span text:style-name="T18">Algorytm Thomasa stosuje dekompozycję LU, eksploatując to, że macierz </text:span><text:span text:style-name="T14">A</text:span><text:span text:style-name="T18"> jest trójdiagonalna. Możemy traktować macierz </text:span><text:span text:style-name="T14">A</text:span><text:span text:style-name="T18"> jako trzy wektory </text:span><text:span text:style-name="T18"><draw:frame draw:style-name="fr1" draw:name="Object1" text:anchor-type="as-char" svg:y="-0.443cm" svg:width="1.104cm" svg:height="0.53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8"><text:s/>odpowiednio pod, na oraz nad przekątną macierzy.</text:span></text:p>
      <text:p text:style-name="P12"><text:span text:style-name="T18"><draw:frame draw:style-name="fr1" draw:name="Object3" text:anchor-type="as-char" svg:y="-1.893cm" svg:width="9.26cm" svg:height="3.635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3"><text:span text:style-name="T18">Wprowadzamy współczynniki</text:span><text:span text:style-name="T18"><draw:frame draw:style-name="fr1" draw:name="Object4" text:anchor-type="as-char" svg:y="-0.213cm" svg:width="0.367cm" svg:height="0.3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8">zamiast głównej przekątnej</text:span><text:span text:style-name="T18"><draw:frame draw:style-name="fr1" draw:name="Object5" text:anchor-type="as-char" svg:y="-0.377cm" svg:width="0.31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8">oraz </text:span><text:span text:style-name="T18"><draw:frame draw:style-name="fr1" draw:name="Object6" text:anchor-type="as-char" svg:y="-0.377cm" svg:width="0.266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8">zamiast elementów wektora </text:span><text:span text:style-name="T18"><draw:frame draw:style-name="fr1" draw:name="Object7" text:anchor-type="as-char" svg:y="-0.377cm" svg:width="0.302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3"><text:span text:style-name="T18">Teraz zaczynamy redukcję, w wyniku której otrzymamy nowe wartości</text:span><text:span text:style-name="T18"><draw:frame draw:style-name="fr1" draw:name="Object8" text:anchor-type="as-char" svg:y="-0.34cm" svg:width="0.291cm" svg:height="0.44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8">oraz</text:span><text:span text:style-name="T18"><draw:frame draw:style-name="fr1" draw:name="Object9" text:anchor-type="as-char" svg:y="-0.377cm" svg:width="0.235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3"><text:span text:style-name="T18"><draw:frame draw:style-name="fr1" draw:name="Object10" text:anchor-type="as-char" svg:y="-1.715cm" svg:width="4.256cm" svg:height="3.40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4"><text:span text:style-name="T18">To przekształcenie pozwala nam znaleźć wektor rozwiązań początkowego układu równań</text:span><text:span text:style-name="T18"><draw:frame draw:style-name="fr1" draw:name="Object11" text:anchor-type="as-char" svg:y="-0.377cm" svg:width="0.23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4"><text:span text:style-name="T18"><draw:frame draw:style-name="fr1" draw:name="Object12" text:anchor-type="as-char" svg:y="-0.889cm" svg:width="4.157cm" svg:height="1.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7"><text:span text:style-name="T7">Do implementacji programu w języku C++ zostały stworzone dwie dodatkowe klasy </text:span><text:span text:style-name="T9">Matrix</text:span><text:span text:style-name="T7"> oraz </text:span><text:span text:style-name="T9">V</text:span><text:span text:style-name="T8">ector </text:span><text:span text:style-name="T7">na podstawie</text:span><text:span text:style-name="T10"> struktury danych</text:span><text:span text:style-name="T7"> </text:span><text:span text:style-name="T8">std::array</text:span><text:span text:style-name="T9"> </text:span><text:span text:style-name="T10">ze</text:span><text:span text:style-name="T9"> </text:span><text:span text:style-name="T10">standardowej biblioteki szablonów</text:span><text:span text:style-name="T7">.</text:span><text:span text:style-name="T10"> </text:span></text:p>
      <text:p text:style-name="P15"><text:span text:style-name="T10">Wybór danej struktury zamiast zwykłych list pozwala na użycie stworzonych metod i funkcji dla macierzy i wektorów o dynamicznym rozmiarze praktycznie bez żadnych obciążeń pamięciowych i obliczeniowych.</text:span></text:p>
      <text:p text:style-name="P16"><text:span text:style-name="T7">vector.h:</text:span></text:p>
      <text:p text:style-name="P6"><text:span text:style-name="T3">#include </text:span><text:span text:style-name="T11">&lt;array&gt;</text:span><text:line-break/><text:span text:style-name="T3">#include </text:span><text:span text:style-name="T11">&lt;ostream&gt;</text:span><text:line-break/><text:span text:style-name="T3">#include </text:span><text:span text:style-name="T11">&lt;iostream&gt;</text:span><text:line-break/><text:span text:style-name="T3">#include </text:span><text:span text:style-name="T11">&lt;iomanip&gt;</text:span><text:line-break/><text:line-break/><text:span text:style-name="T3">#ifndef </text:span><text:span text:style-name="T21">VECTOR_H</text:span><text:line-break/><text:span text:style-name="T3">#define </text:span><text:span text:style-name="T21">VECTOR_H</text:span><text:line-break/><text:span text:style-name="T1">using namespace </text:span><text:span text:style-name="T22">std</text:span><text:span text:style-name="T24">;</text:span><text:line-break/><text:line-break/><text:span text:style-name="T1">template </text:span><text:span text:style-name="T26">&lt;</text:span><text:span text:style-name="T1">int </text:span><text:span text:style-name="T5">N</text:span><text:span text:style-name="T26">&gt;</text:span><text:line-break/><text:span text:style-name="T1">class </text:span><text:span text:style-name="T22">Vector</text:span><text:span text:style-name="T26">: </text:span><text:span text:style-name="T1">public </text:span><text:span text:style-name="T22">array</text:span><text:span text:style-name="T26">&lt;</text:span><text:span text:style-name="T1">double</text:span><text:span text:style-name="T24">,</text:span><text:span text:style-name="T5">N</text:span><text:span text:style-name="T26">&gt; </text:span><text:span text:style-name="T24">{</text:span><text:line-break/><text:span text:style-name="T1">public</text:span><text:span text:style-name="T26">:</text:span><text:line-break/><text:line-break/><text:span text:style-name="T26"> <text:s text:c="3"/></text:span><text:span text:style-name="T1">void </text:span><text:span text:style-name="T3">swapElements</text:span><text:span text:style-name="T24">(</text:span><text:span text:style-name="T1">int </text:span><text:span text:style-name="T28">a</text:span><text:span text:style-name="T24">, </text:span><text:span text:style-name="T1">int </text:span><text:span text:style-name="T28">b</text:span><text:span text:style-name="T24">) {</text:span><text:line-break/><text:span text:style-name="T24"> <text:s text:c="7"/></text:span><text:span text:style-name="T22">std</text:span><text:span text:style-name="T26">::</text:span><text:span text:style-name="T24">swap((</text:span><text:span text:style-name="T26">*</text:span><text:span text:style-name="T1">this</text:span><text:span text:style-name="T24">)[</text:span><text:span text:style-name="T28">a</text:span><text:span text:style-name="T24">], (</text:span><text:span text:style-name="T26">*</text:span><text:span text:style-name="T1">this</text:span><text:span text:style-name="T24">)[</text:span><text:span text:style-name="T28">b</text:span><text:span text:style-name="T24">]);</text:span><text:line-break/><text:span text:style-name="T24"> <text:s text:c="3"/>}</text:span><text:line-break/><text:line-break/><text:span text:style-name="T24"> <text:s text:c="3"/></text:span><text:span text:style-name="T1">void </text:span><text:span text:style-name="T3">print</text:span><text:span text:style-name="T24">(</text:span><text:span text:style-name="T1">int </text:span><text:span text:style-name="T28">width</text:span><text:span text:style-name="T26">=</text:span><text:span text:style-name="T5">10</text:span><text:span text:style-name="T24">) {</text:span><text:line-break/><text:span text:style-name="T24"> <text:s text:c="7"/></text:span><text:span text:style-name="T1">for </text:span><text:span text:style-name="T24">(</text:span><text:span text:style-name="T1">auto </text:span><text:span text:style-name="T24">value </text:span><text:span text:style-name="T26">: </text:span><text:span text:style-name="T24">(</text:span><text:span text:style-name="T26">*</text:span><text:span text:style-name="T1">this</text:span><text:span text:style-name="T24">)) {</text:span><text:line-break/><text:span text:style-name="T24"> <text:s text:c="11"/></text:span><text:span text:style-name="T1">if </text:span><text:span text:style-name="T24">(abs(value) </text:span><text:span text:style-name="T26">&lt; </text:span><text:span text:style-name="T5">1.0e-300</text:span><text:span text:style-name="T24">) value </text:span><text:span text:style-name="T26">= </text:span><text:span text:style-name="T5">0.0</text:span><text:span text:style-name="T24">;</text:span><text:line-break/><text:span text:style-name="T24"> <text:s text:c="11"/></text:span><text:span text:style-name="T22">std</text:span><text:span text:style-name="T26">::</text:span><text:span text:style-name="T3">cout </text:span><text:span text:style-name="T22">&lt;&lt; std</text:span><text:span text:style-name="T26">::</text:span><text:span text:style-name="T24">setw(</text:span><text:span text:style-name="T28">width</text:span><text:span text:style-name="T24">) </text:span><text:span text:style-name="T26">&lt;&lt; </text:span><text:span text:style-name="T24">value </text:span><text:span text:style-name="T26">&lt;&lt; </text:span><text:span text:style-name="T11">" "</text:span><text:span text:style-name="T24">;</text:span><text:line-break/><text:span text:style-name="T24"> <text:s text:c="7"/>}</text:span><text:line-break/><text:span text:style-name="T24"> <text:s text:c="7"/></text:span><text:span text:style-name="T22">std</text:span><text:span text:style-name="T26">::</text:span><text:span text:style-name="T3">cout </text:span><text:span text:style-name="T22">&lt;&lt; std</text:span><text:span text:style-name="T26">::</text:span><text:span text:style-name="T24">endl;</text:span><text:line-break/><text:span text:style-name="T24"> <text:s text:c="3"/>}</text:span><text:line-break/><text:line-break/><text:span text:style-name="T24"> <text:s text:c="3"/></text:span><text:span text:style-name="T1">void </text:span><text:span text:style-name="T3">print</text:span><text:span text:style-name="T24">(</text:span><text:span text:style-name="T1">const </text:span><text:span text:style-name="T22">std</text:span><text:span text:style-name="T26">::</text:span><text:span text:style-name="T30">string </text:span><text:span text:style-name="T26">&amp;</text:span><text:span text:style-name="T28">text</text:span><text:span text:style-name="T24">, </text:span><text:span text:style-name="T1">int </text:span><text:span text:style-name="T28">width</text:span><text:span text:style-name="T26">=</text:span><text:span text:style-name="T5">10</text:span><text:span text:style-name="T24">) {</text:span><text:line-break/><text:span text:style-name="T24"> <text:s text:c="7"/></text:span><text:span text:style-name="T22">std</text:span><text:span text:style-name="T26">::</text:span><text:span text:style-name="T3">cout </text:span><text:span text:style-name="T22">&lt;&lt; </text:span><text:span text:style-name="T28">text </text:span><text:span text:style-name="T22">&lt;&lt; std</text:span><text:span text:style-name="T26">::</text:span><text:span text:style-name="T24">endl;</text:span><text:line-break/><text:span text:style-name="T24"> <text:s text:c="7"/></text:span><text:span text:style-name="T3">print</text:span><text:span text:style-name="T24">(</text:span><text:span text:style-name="T28">width</text:span><text:span text:style-name="T24">);</text:span><text:line-break/><text:span text:style-name="T24"> <text:s text:c="3"/>}</text:span><text:line-break/><text:span text:style-name="T24">};</text:span><text:line-break/><text:line-break/><text:span text:style-name="T3">#endif</text:span></text:p>
      <text:p text:style-name="P9"/>
      <text:p text:style-name="P3">matrix.h:</text:p>
      <text:p text:style-name="P9"/>
      <text:p text:style-name="P6"><text:span text:style-name="T3">#include </text:span><text:span text:style-name="T11">"vector.h"</text:span><text:line-break/><text:line-break/><text:span text:style-name="T3">#ifndef </text:span><text:span text:style-name="T21">MATRIX_H</text:span><text:line-break/><text:span text:style-name="T3">#define </text:span><text:span text:style-name="T21">MATRIX_H</text:span><text:line-break/><text:span text:style-name="T1">using namespace </text:span><text:span text:style-name="T22">std</text:span><text:span text:style-name="T24">;</text:span><text:line-break/><text:line-break/><text:span text:style-name="T1">template</text:span><text:span text:style-name="T26">&lt;</text:span><text:span text:style-name="T1">int </text:span><text:span text:style-name="T5">N</text:span><text:span text:style-name="T24">, </text:span><text:span text:style-name="T1">int </text:span><text:span text:style-name="T5">M</text:span><text:span text:style-name="T26">&gt;</text:span><text:line-break/><text:span text:style-name="T1">class </text:span><text:span text:style-name="T22">Matrix </text:span><text:span text:style-name="T26">: </text:span><text:span text:style-name="T22">array</text:span><text:span text:style-name="T26">&lt;</text:span><text:span text:style-name="T22">Vector</text:span><text:span text:style-name="T26">&lt;</text:span><text:span text:style-name="T5">N</text:span><text:span text:style-name="T26">&gt;</text:span><text:span text:style-name="T24">, </text:span><text:span text:style-name="T5">M</text:span><text:span text:style-name="T26">&gt; </text:span><text:span text:style-name="T24">{</text:span><text:line-break/><text:span text:style-name="T1">public</text:span><text:span text:style-name="T26">:</text:span><text:line-break/><text:span text:style-name="T26"> <text:s text:c="3"/></text:span><text:span text:style-name="T3">Matrix</text:span><text:span text:style-name="T26">&lt;</text:span><text:span text:style-name="T24">N, M</text:span><text:span text:style-name="T26">&gt;</text:span><text:span text:style-name="T24">() </text:span><text:span text:style-name="T26">= </text:span><text:span text:style-name="T1">default</text:span><text:span text:style-name="T24">;</text:span><text:line-break/><text:span text:style-name="T24"> <text:s text:c="3"/></text:span><text:span text:style-name="T3">Matrix</text:span><text:span text:style-name="T26">&lt;</text:span><text:span text:style-name="T24">N, M</text:span><text:span text:style-name="T26">&gt;</text:span><text:span text:style-name="T24">(</text:span><text:span text:style-name="T22">array</text:span><text:span text:style-name="T26">&lt;</text:span><text:span text:style-name="T22">Vector</text:span><text:span text:style-name="T26">&lt;</text:span><text:span text:style-name="T5">N</text:span><text:span text:style-name="T26">&gt;</text:span><text:span text:style-name="T24">, </text:span><text:span text:style-name="T5">M</text:span><text:span text:style-name="T26">&gt; </text:span><text:span text:style-name="T28">a</text:span><text:span text:style-name="T24">) </text:span><text:span text:style-name="T26">: </text:span><text:span text:style-name="T24">array</text:span><text:span text:style-name="T26">&lt;</text:span><text:span text:style-name="T22">Vector</text:span><text:span text:style-name="T26">&lt;</text:span><text:span text:style-name="T5">N</text:span><text:span text:style-name="T26">&gt;</text:span><text:span text:style-name="T24">, </text:span><text:span text:style-name="T5">M</text:span><text:span text:style-name="T26">&gt; </text:span><text:span text:style-name="T24">(</text:span><text:span text:style-name="T28">a</text:span><text:span text:style-name="T24">) {}</text:span><text:line-break/><text:line-break/><text:span text:style-name="T24"> <text:s text:c="3"/></text:span><text:span text:style-name="T1">using </text:span><text:span text:style-name="T22">array</text:span><text:span text:style-name="T26">&lt;</text:span><text:span text:style-name="T22">Vector</text:span><text:span text:style-name="T26">&lt;</text:span><text:span text:style-name="T5">N</text:span><text:span text:style-name="T26">&gt;</text:span><text:span text:style-name="T24">, </text:span><text:span text:style-name="T5">M</text:span><text:span text:style-name="T26">&gt;::</text:span><text:span text:style-name="T1">operator</text:span><text:span text:style-name="T24">[];</text:span><text:line-break/><text:line-break/><text:span text:style-name="T24"> <text:s text:c="3"/></text:span><text:span text:style-name="T1">void </text:span><text:span text:style-name="T3">swapRows</text:span><text:span text:style-name="T24">(</text:span><text:span text:style-name="T1">int </text:span><text:span text:style-name="T28">a</text:span><text:span text:style-name="T24">, </text:span><text:span text:style-name="T1">int </text:span><text:span text:style-name="T28">b</text:span><text:span text:style-name="T24">) {</text:span><text:line-break/><text:span text:style-name="T24"> <text:s text:c="7"/>swap((</text:span><text:span text:style-name="T26">*</text:span><text:span text:style-name="T1">this</text:span><text:span text:style-name="T24">)[</text:span><text:span text:style-name="T28">a</text:span><text:span text:style-name="T24">], (</text:span><text:span text:style-name="T26">*</text:span><text:span text:style-name="T1">this</text:span><text:span text:style-name="T24">)[</text:span><text:span text:style-name="T28">b</text:span><text:span text:style-name="T24">]);</text:span><text:line-break/><text:span text:style-name="T24"> <text:s text:c="3"/>};</text:span><text:line-break/><text:line-break/><text:span text:style-name="T24"> <text:s text:c="3"/></text:span><text:span text:style-name="T1">void </text:span><text:span text:style-name="T3">print</text:span><text:span text:style-name="T24">(</text:span><text:span text:style-name="T1">int </text:span><text:span text:style-name="T28">width</text:span><text:span text:style-name="T26">=</text:span><text:span text:style-name="T5">8</text:span><text:span text:style-name="T24">) </text:span><text:span text:style-name="T1">const </text:span><text:span text:style-name="T24">{</text:span><text:line-break/><text:span text:style-name="T24"> <text:s text:c="7"/></text:span><text:span text:style-name="T1">for </text:span><text:span text:style-name="T24">(</text:span><text:span text:style-name="T22">Vector </text:span><text:span text:style-name="T24">row </text:span><text:span text:style-name="T26">: </text:span><text:span text:style-name="T24">(</text:span><text:span text:style-name="T26">*</text:span><text:span text:style-name="T1">this</text:span><text:span text:style-name="T24">))</text:span><text:line-break/><text:span text:style-name="T24"> <text:s text:c="11"/>row.</text:span><text:span text:style-name="T3">print</text:span><text:span text:style-name="T24">(</text:span><text:span text:style-name="T28">width</text:span><text:span text:style-name="T24">);</text:span><text:line-break/><text:span text:style-name="T24"> <text:s text:c="7"/></text:span><text:span text:style-name="T22">std</text:span><text:span text:style-name="T26">::</text:span><text:span text:style-name="T3">cout </text:span><text:span text:style-name="T22">&lt;&lt; std</text:span><text:span text:style-name="T26">::</text:span><text:span text:style-name="T24">endl;</text:span><text:line-break/><text:span text:style-name="T24"> <text:s text:c="3"/>}</text:span><text:line-break/><text:line-break/><text:span text:style-name="T24"> <text:s text:c="3"/></text:span><text:span text:style-name="T1">void </text:span><text:span text:style-name="T3">print</text:span><text:span text:style-name="T24">(</text:span><text:span text:style-name="T30">string </text:span><text:span text:style-name="T28">text</text:span><text:span text:style-name="T24">, </text:span><text:span text:style-name="T1">int </text:span><text:span text:style-name="T28">width</text:span><text:span text:style-name="T26">=</text:span><text:span text:style-name="T5">8</text:span><text:span text:style-name="T24">) </text:span><text:span text:style-name="T1">const </text:span><text:span text:style-name="T24">{</text:span><text:line-break/><text:span text:style-name="T24"> <text:s text:c="7"/></text:span><text:span text:style-name="T22">std</text:span><text:span text:style-name="T26">::</text:span><text:span text:style-name="T3">cout </text:span><text:span text:style-name="T22">&lt;&lt; </text:span><text:span text:style-name="T28">text </text:span><text:span text:style-name="T22">&lt;&lt; std</text:span><text:span text:style-name="T26">::</text:span><text:span text:style-name="T24">endl;</text:span><text:line-break/><text:span text:style-name="T24"> <text:s text:c="7"/></text:span><text:span text:style-name="T1">for </text:span><text:span text:style-name="T24">(</text:span><text:span text:style-name="T22">Vector </text:span><text:span text:style-name="T24">row </text:span><text:span text:style-name="T26">: </text:span><text:span text:style-name="T24">(</text:span><text:span text:style-name="T26">*</text:span><text:span text:style-name="T1">this</text:span><text:span text:style-name="T24">))</text:span><text:line-break/><text:span text:style-name="T24"> <text:s text:c="11"/>row.</text:span><text:span text:style-name="T3">print</text:span><text:span text:style-name="T24">(</text:span><text:span text:style-name="T28">width</text:span><text:span text:style-name="T24">);</text:span><text:line-break/><text:span text:style-name="T24"> <text:s text:c="7"/></text:span><text:span text:style-name="T22">std</text:span><text:span text:style-name="T26">::</text:span><text:span text:style-name="T3">cout </text:span><text:span text:style-name="T22">&lt;&lt; std</text:span><text:span text:style-name="T26">::</text:span><text:span text:style-name="T24">endl;</text:span><text:line-break/><text:span text:style-name="T24"> <text:s text:c="3"/>}</text:span><text:line-break/><text:span text:style-name="T24">};</text:span><text:line-break/><text:line-break/><text:span text:style-name="T3">#endif</text:span></text:p>
      <text:p text:style-name="P4">Główny program:</text:p>
      <text:p text:style-name="P7"/>
      <text:p text:style-name="P8"><text:span text:style-name="T4">#include </text:span><text:span text:style-name="T12">&lt;iostream&gt;</text:span><text:line-break/><text:span text:style-name="T4">#include </text:span><text:span text:style-name="T12">&lt;vector.h&gt;</text:span><text:line-break/><text:line-break/><text:span text:style-name="T2">using namespace </text:span><text:span text:style-name="T23">std</text:span><text:span text:style-name="T25">;</text:span><text:line-break/><text:line-break/><text:line-break/><text:span text:style-name="T2">template </text:span><text:span text:style-name="T27">&lt;</text:span><text:span text:style-name="T2">int </text:span><text:span text:style-name="T6">N</text:span><text:span text:style-name="T27">&gt; </text:span></text:p>
      <text:p text:style-name="P8"><text:span text:style-name="T2">void </text:span><text:span text:style-name="T4">calculateEta</text:span><text:span text:style-name="T25">(</text:span><text:span text:style-name="T23">Vector</text:span><text:span text:style-name="T27">&lt;</text:span><text:span text:style-name="T6">N</text:span><text:span text:style-name="T27">-</text:span><text:span text:style-name="T6">1</text:span><text:span text:style-name="T27">&gt; &amp;</text:span><text:span text:style-name="T29">l</text:span><text:span text:style-name="T25">, </text:span><text:span text:style-name="T23">Vector</text:span><text:span text:style-name="T27">&lt;</text:span><text:span text:style-name="T6">N</text:span><text:span text:style-name="T27">&gt; &amp;</text:span><text:span text:style-name="T29">d</text:span><text:span text:style-name="T25">, </text:span><text:span text:style-name="T23">Vector</text:span><text:span text:style-name="T27">&lt;</text:span><text:span text:style-name="T6">N</text:span><text:span text:style-name="T27">-</text:span><text:span text:style-name="T6">1</text:span><text:span text:style-name="T27">&gt; &amp;</text:span><text:span text:style-name="T29">u</text:span><text:span text:style-name="T25">);</text:span><text:line-break/><text:span text:style-name="T2">template </text:span><text:span text:style-name="T27">&lt;</text:span><text:span text:style-name="T2">int </text:span><text:span text:style-name="T6">N</text:span><text:span text:style-name="T27">&gt; </text:span></text:p>
      <text:p text:style-name="P8"><text:span text:style-name="T2">void </text:span><text:span text:style-name="T4">calculateR</text:span><text:span text:style-name="T25">(</text:span><text:span text:style-name="T23">Vector</text:span><text:span text:style-name="T27">&lt;</text:span><text:span text:style-name="T6">N</text:span><text:span text:style-name="T27">&gt; &amp;</text:span><text:span text:style-name="T29">b</text:span><text:span text:style-name="T25">, </text:span><text:span text:style-name="T23">Vector</text:span><text:span text:style-name="T27">&lt;</text:span><text:span text:style-name="T6">N </text:span><text:span text:style-name="T27">- </text:span><text:span text:style-name="T6">1</text:span><text:span text:style-name="T27">&gt; &amp;</text:span><text:span text:style-name="T29">l</text:span><text:span text:style-name="T25">, </text:span><text:span text:style-name="T23">Vector</text:span><text:span text:style-name="T27">&lt;</text:span><text:span text:style-name="T6">N</text:span><text:span text:style-name="T27">&gt; &amp;</text:span><text:span text:style-name="T29">eta</text:span><text:span text:style-name="T25">);</text:span><text:line-break/><text:span text:style-name="T2">template </text:span><text:span text:style-name="T27">&lt;</text:span><text:span text:style-name="T2">int </text:span><text:span text:style-name="T6">N</text:span><text:span text:style-name="T27">&gt; </text:span></text:p>
      <text:p text:style-name="P8"><text:span text:style-name="T23">Vector</text:span><text:span text:style-name="T27">&lt;</text:span><text:span text:style-name="T6">N</text:span><text:span text:style-name="T27">&gt; </text:span><text:span text:style-name="T4">solve</text:span><text:span text:style-name="T25">(</text:span><text:span text:style-name="T23">Vector</text:span><text:span text:style-name="T27">&lt;</text:span><text:span text:style-name="T6">N</text:span><text:span text:style-name="T27">&gt; &amp;</text:span><text:span text:style-name="T29">eta</text:span><text:span text:style-name="T25">, </text:span><text:span text:style-name="T23">Vector</text:span><text:span text:style-name="T27">&lt;</text:span><text:span text:style-name="T6">N</text:span><text:span text:style-name="T27">&gt; &amp;</text:span><text:span text:style-name="T29">r</text:span><text:span text:style-name="T25">, </text:span><text:span text:style-name="T23">Vector</text:span><text:span text:style-name="T27">&lt;</text:span><text:span text:style-name="T6">N</text:span><text:span text:style-name="T27">-</text:span><text:span text:style-name="T6">1</text:span><text:span text:style-name="T27">&gt; &amp;</text:span><text:span text:style-name="T29">u</text:span><text:span text:style-name="T25">);</text:span><text:line-break/><text:line-break/><text:line-break/><text:span text:style-name="T2">int </text:span><text:span text:style-name="T4">main</text:span><text:span text:style-name="T25">() {</text:span><text:line-break/><text:span text:style-name="T25"> <text:s text:c="3"/></text:span><text:span text:style-name="T23">Vector</text:span><text:span text:style-name="T27">&lt;</text:span><text:span text:style-name="T6">6</text:span><text:span text:style-name="T27">&gt; </text:span><text:span text:style-name="T25">b </text:span><text:span text:style-name="T27">= </text:span><text:span text:style-name="T25">{</text:span><text:span text:style-name="T6">31.0</text:span><text:span text:style-name="T25">, </text:span><text:span text:style-name="T6">165.0</text:span><text:span text:style-name="T27">/</text:span><text:span text:style-name="T6">4.0</text:span><text:span text:style-name="T25">, </text:span><text:span text:style-name="T6">917.0</text:span><text:span text:style-name="T27">/</text:span><text:span text:style-name="T6">30</text:span><text:span text:style-name="T25">, </text:span><text:span text:style-name="T6">851.0</text:span><text:span text:style-name="T27">/</text:span><text:span text:style-name="T6">28.0</text:span><text:span text:style-name="T25">, </text:span><text:span text:style-name="T6">3637.0</text:span><text:span text:style-name="T27">/</text:span><text:span text:style-name="T6">90</text:span><text:span text:style-name="T25">, </text:span><text:span text:style-name="T6">332.0</text:span><text:span text:style-name="T27">/</text:span><text:span text:style-name="T6">11.0</text:span><text:span text:style-name="T25">};</text:span><text:line-break/><text:span text:style-name="T25"> <text:s text:c="3"/></text:span><text:span text:style-name="T4">cout </text:span><text:span text:style-name="T23">&lt;&lt; </text:span><text:span text:style-name="T12">"Rozwiązujemy układ równań Ax = b używając algorytm Thomasa" </text:span><text:span text:style-name="T23">&lt;&lt; </text:span><text:span text:style-name="T25">endl;</text:span><text:line-break/><text:span text:style-name="T25"> <text:s text:c="3"/>b.print(</text:span><text:span text:style-name="T12">"Wektor b:"</text:span><text:span text:style-name="T25">);</text:span><text:line-break/><text:line-break/><text:span text:style-name="T25"> <text:s text:c="3"/></text:span><text:span text:style-name="T4">cout </text:span><text:span text:style-name="T23">&lt;&lt; </text:span><text:span text:style-name="T25">endl </text:span><text:span text:style-name="T23">&lt;&lt; </text:span><text:span text:style-name="T12">"Macierz trójdiagonalną A przedstawiamy jako trzy wektory l, d oraz u" </text:span><text:span text:style-name="T23">&lt;&lt; </text:span><text:span text:style-name="T25">endl;</text:span><text:line-break/><text:span text:style-name="T25"> <text:s text:c="3"/></text:span><text:span text:style-name="T23">Vector</text:span><text:span text:style-name="T27">&lt;</text:span><text:span text:style-name="T6">5</text:span><text:span text:style-name="T27">&gt; </text:span><text:span text:style-name="T25">l </text:span><text:span text:style-name="T27">= </text:span><text:span text:style-name="T25">{</text:span><text:span text:style-name="T6">1.0</text:span><text:span text:style-name="T27">/</text:span><text:span text:style-name="T6">3.0</text:span><text:span text:style-name="T25">, </text:span><text:span text:style-name="T6">1.0</text:span><text:span text:style-name="T27">/</text:span><text:span text:style-name="T6">5.0</text:span><text:span text:style-name="T25">, </text:span><text:span text:style-name="T6">1.0</text:span><text:span text:style-name="T27">/</text:span><text:span text:style-name="T6">7.0</text:span><text:span text:style-name="T25">, </text:span><text:span text:style-name="T6">1.0</text:span><text:span text:style-name="T27">/</text:span><text:span text:style-name="T6">9.0</text:span><text:span text:style-name="T25">, </text:span><text:span text:style-name="T6">1.0</text:span><text:span text:style-name="T27">/</text:span><text:span text:style-name="T6">11.0</text:span><text:span text:style-name="T25">};</text:span><text:line-break/><text:span text:style-name="T25"> <text:s text:c="3"/></text:span><text:span text:style-name="T23">Vector</text:span><text:span text:style-name="T27">&lt;</text:span><text:span text:style-name="T6">6</text:span><text:span text:style-name="T27">&gt; </text:span><text:span text:style-name="T25">d </text:span><text:span text:style-name="T27">= </text:span><text:span text:style-name="T25">{</text:span><text:span text:style-name="T6">10.0</text:span><text:span text:style-name="T25">, </text:span><text:span text:style-name="T6">20.0</text:span><text:span text:style-name="T25">, </text:span><text:span text:style-name="T6">30.0</text:span><text:span text:style-name="T25">, </text:span><text:span text:style-name="T6">30.0</text:span><text:span text:style-name="T25">, </text:span><text:span text:style-name="T6">20.0</text:span><text:span text:style-name="T25">, </text:span><text:span text:style-name="T6">10</text:span><text:span text:style-name="T25">};</text:span><text:line-break/><text:span text:style-name="T25"> <text:s text:c="3"/></text:span><text:span text:style-name="T23">Vector</text:span><text:span text:style-name="T27">&lt;</text:span><text:span text:style-name="T6">5</text:span><text:span text:style-name="T27">&gt; </text:span><text:span text:style-name="T25">u </text:span><text:span text:style-name="T27">= </text:span><text:span text:style-name="T25">{</text:span><text:span text:style-name="T6">1.0</text:span><text:span text:style-name="T27">/</text:span><text:span text:style-name="T6">2.0</text:span><text:span text:style-name="T25">, </text:span><text:span text:style-name="T6">1.0</text:span><text:span text:style-name="T27">/</text:span><text:span text:style-name="T6">4.0</text:span><text:span text:style-name="T25">, </text:span><text:span text:style-name="T6">1.0</text:span><text:span text:style-name="T27">/</text:span><text:span text:style-name="T6">6.0</text:span><text:span text:style-name="T25">, </text:span><text:span text:style-name="T6">1.0</text:span><text:span text:style-name="T27">/</text:span><text:span text:style-name="T6">8.0</text:span><text:span text:style-name="T25">, </text:span><text:span text:style-name="T6">1.0</text:span><text:span text:style-name="T27">/</text:span><text:span text:style-name="T6">10.0</text:span><text:span text:style-name="T25">};</text:span><text:line-break/><text:span text:style-name="T25"> <text:s text:c="3"/>l.print(</text:span><text:span text:style-name="T12">"Wektor l:"</text:span><text:span text:style-name="T25">);</text:span><text:line-break/><text:span text:style-name="T25"> <text:s text:c="3"/>d.print(</text:span><text:span text:style-name="T12">"Wektor d:"</text:span><text:span text:style-name="T25">);</text:span><text:line-break/><text:span text:style-name="T25"> <text:s text:c="3"/>u.print(</text:span><text:span text:style-name="T12">"Wektor u:"</text:span><text:span text:style-name="T25">);</text:span><text:line-break/><text:line-break/><text:line-break/><text:span text:style-name="T25"> <text:s text:c="3"/></text:span><text:span text:style-name="T4">cout </text:span><text:span text:style-name="T23">&lt;&lt; </text:span><text:span text:style-name="T25">endl </text:span><text:span text:style-name="T23">&lt;&lt; </text:span><text:span text:style-name="T12">"Najpierw przekształcamy macierz A - zamiast wektora d obliczamy nowy wektor eta" </text:span><text:span text:style-name="T23">&lt;&lt; </text:span><text:span text:style-name="T25">endl;</text:span><text:line-break/><text:span text:style-name="T25"> <text:s text:c="3"/>calculateEta(l, d, u);</text:span><text:line-break/><text:span text:style-name="T25"> <text:s text:c="3"/></text:span><text:span text:style-name="T23">Vector </text:span><text:span text:style-name="T25">eta </text:span><text:span text:style-name="T27">= </text:span><text:span text:style-name="T25">d;</text:span><text:line-break/><text:span text:style-name="T25"> <text:s text:c="3"/>eta.print(</text:span><text:span text:style-name="T12">"Wektor eta: "</text:span><text:span text:style-name="T25">);</text:span><text:line-break/><text:line-break/><text:span text:style-name="T25"> <text:s text:c="3"/></text:span><text:span text:style-name="T4">cout </text:span><text:span text:style-name="T23">&lt;&lt; </text:span><text:span text:style-name="T25">endl </text:span><text:span text:style-name="T23">&lt;&lt; </text:span><text:span text:style-name="T12">"Następnie z wektor b przekształcamy na r" </text:span><text:span text:style-name="T23">&lt;&lt; </text:span><text:span text:style-name="T25">endl;</text:span><text:line-break/><text:span text:style-name="T25"> <text:s text:c="3"/>calculateR(b, l, eta);</text:span><text:line-break/><text:span text:style-name="T25"> <text:s text:c="3"/></text:span><text:span text:style-name="T23">Vector </text:span><text:span text:style-name="T25">r </text:span><text:span text:style-name="T27">= </text:span><text:span text:style-name="T25">b;</text:span><text:line-break/><text:span text:style-name="T25"> <text:s text:c="3"/>b.print(</text:span><text:span text:style-name="T12">"Wektor r: "</text:span><text:span text:style-name="T25">);</text:span><text:line-break/><text:line-break/><text:span text:style-name="T25"> <text:s text:c="3"/></text:span><text:span text:style-name="T4">cout </text:span><text:span text:style-name="T23">&lt;&lt; </text:span><text:span text:style-name="T25">endl </text:span><text:span text:style-name="T23">&lt;&lt; </text:span><text:span text:style-name="T12">"Ostatecznie obliczamy wektor rozwiązań x" </text:span><text:span text:style-name="T23">&lt;&lt; </text:span><text:span text:style-name="T25">endl;</text:span><text:line-break/><text:span text:style-name="T25"> <text:s text:c="3"/></text:span><text:span text:style-name="T23">Vector </text:span><text:span text:style-name="T25">x </text:span><text:span text:style-name="T27">= </text:span><text:span text:style-name="T25">solve(eta, r, u);</text:span><text:line-break/><text:span text:style-name="T25"> <text:s text:c="3"/>x.print(</text:span><text:span text:style-name="T12">"Wektor x:"</text:span><text:span text:style-name="T25">);</text:span><text:line-break/><text:line-break/><text:line-break/><text:span text:style-name="T25"> <text:s text:c="3"/></text:span></text:p>
      <text:p text:style-name="P5"><text:span text:style-name="T25"><text:s text:c="4"/></text:span><text:span text:style-name="T4">cout </text:span><text:span text:style-name="T23">&lt;&lt; </text:span><text:span text:style-name="T25">endl </text:span><text:span text:style-name="T23">&lt;&lt; </text:span><text:span text:style-name="T12">"Sprawdźmy wynik mnożenia Ax" </text:span><text:span text:style-name="T23">&lt;&lt; </text:span><text:span text:style-name="T25">endl;</text:span><text:line-break/><text:span text:style-name="T25"> <text:s text:c="3"/></text:span><text:span text:style-name="T23">Vector</text:span><text:span text:style-name="T27">&lt;</text:span><text:span text:style-name="T6">6</text:span><text:span text:style-name="T27">&gt; </text:span><text:span text:style-name="T25">expected_b;</text:span><text:line-break/><text:span text:style-name="T25"> <text:s text:c="3"/>expected_b</text:span><text:span text:style-name="T23">[</text:span><text:span text:style-name="T6">0</text:span><text:span text:style-name="T23">] </text:span><text:span text:style-name="T27">= </text:span><text:span text:style-name="T25">d</text:span><text:span text:style-name="T23">[</text:span><text:span text:style-name="T6">0</text:span><text:span text:style-name="T23">]</text:span><text:span text:style-name="T27">*</text:span><text:span text:style-name="T25">x</text:span><text:span text:style-name="T23">[</text:span><text:span text:style-name="T6">0</text:span><text:span text:style-name="T23">] </text:span><text:span text:style-name="T27">+ </text:span><text:span text:style-name="T25">u</text:span><text:span text:style-name="T23">[</text:span><text:span text:style-name="T6">0</text:span><text:span text:style-name="T23">]</text:span><text:span text:style-name="T27">*</text:span><text:span text:style-name="T25">x</text:span><text:span text:style-name="T23">[</text:span><text:span text:style-name="T6">1</text:span><text:span text:style-name="T23">]</text:span><text:span text:style-name="T25">;</text:span><text:line-break/><text:span text:style-name="T25"> <text:s text:c="3"/></text:span><text:span text:style-name="T2">for </text:span><text:span text:style-name="T25">(</text:span><text:span text:style-name="T2">int </text:span><text:span text:style-name="T25">i </text:span><text:span text:style-name="T27">= </text:span><text:span text:style-name="T6">1</text:span><text:span text:style-name="T25">; i </text:span><text:span text:style-name="T27">&lt; </text:span><text:span text:style-name="T6">6</text:span><text:span text:style-name="T25">; i</text:span><text:span text:style-name="T27">++</text:span><text:span text:style-name="T25">) {</text:span><text:line-break/><text:span text:style-name="T25"> <text:s text:c="7"/>expected_b</text:span><text:span text:style-name="T23">[</text:span><text:span text:style-name="T25">i</text:span><text:span text:style-name="T23">] </text:span><text:span text:style-name="T27">= </text:span><text:span text:style-name="T25">l</text:span><text:span text:style-name="T23">[</text:span><text:span text:style-name="T25">i</text:span><text:span text:style-name="T27">-</text:span><text:span text:style-name="T6">1</text:span><text:span text:style-name="T23">]</text:span><text:span text:style-name="T27">*</text:span><text:span text:style-name="T25">x</text:span><text:span text:style-name="T23">[</text:span><text:span text:style-name="T25">i</text:span><text:span text:style-name="T27">-</text:span><text:span text:style-name="T6">1</text:span><text:span text:style-name="T23">] </text:span><text:span text:style-name="T27">+ </text:span><text:span text:style-name="T25">d</text:span><text:span text:style-name="T23">[</text:span><text:span text:style-name="T25">i</text:span><text:span text:style-name="T23">]</text:span><text:span text:style-name="T27">*</text:span><text:span text:style-name="T25">x</text:span><text:span text:style-name="T23">[</text:span><text:span text:style-name="T25">i</text:span><text:span text:style-name="T23">] </text:span><text:span text:style-name="T27">+ </text:span><text:span text:style-name="T25">u</text:span><text:span text:style-name="T23">[</text:span><text:span text:style-name="T25">i</text:span><text:span text:style-name="T23">]</text:span><text:span text:style-name="T27">*</text:span><text:span text:style-name="T25">x</text:span><text:span text:style-name="T23">[</text:span><text:span text:style-name="T25">i</text:span><text:span text:style-name="T27">+</text:span><text:span text:style-name="T6">1</text:span><text:span text:style-name="T23">]</text:span><text:span text:style-name="T25">;</text:span><text:line-break/><text:span text:style-name="T25"> <text:s text:c="3"/>}</text:span><text:line-break/><text:line-break/><text:span text:style-name="T25"> <text:s text:c="3"/>expected_b.print(</text:span><text:span text:style-name="T12">"Wektor Ax:"</text:span><text:span text:style-name="T25">);</text:span><text:line-break/><text:span text:style-name="T25"> <text:s text:c="3"/></text:span><text:span text:style-name="T4">cout </text:span><text:span text:style-name="T23">&lt;&lt; </text:span><text:span text:style-name="T25">endl </text:span><text:span text:style-name="T23">&lt;&lt; </text:span><text:span text:style-name="T12">"Otrzymaliśmy wyniki bardzo bliskie do wektora b"</text:span><text:span text:style-name="T25">;</text:span><text:line-break/><text:span text:style-name="T25">}</text:span><text:line-break/><text:line-break/><text:line-break/><text:span text:style-name="T2">template </text:span><text:span text:style-name="T27">&lt;</text:span><text:span text:style-name="T2">int </text:span><text:span text:style-name="T6">N</text:span><text:span text:style-name="T27">&gt;</text:span><text:line-break/><text:span text:style-name="T2">void </text:span><text:span text:style-name="T4">calculateEta</text:span><text:span text:style-name="T25">(</text:span><text:span text:style-name="T23">Vector</text:span><text:span text:style-name="T27">&lt;</text:span><text:span text:style-name="T6">N </text:span><text:span text:style-name="T27">- </text:span><text:span text:style-name="T6">1</text:span><text:span text:style-name="T27">&gt; &amp;</text:span><text:span text:style-name="T29">l</text:span><text:span text:style-name="T25">, </text:span><text:span text:style-name="T23">Vector</text:span><text:span text:style-name="T27">&lt;</text:span><text:span text:style-name="T6">N</text:span><text:span text:style-name="T27">&gt; &amp;</text:span><text:span text:style-name="T29">d</text:span><text:span text:style-name="T25">, </text:span><text:span text:style-name="T23">Vector</text:span><text:span text:style-name="T27">&lt;</text:span><text:span text:style-name="T6">N </text:span><text:span text:style-name="T27">- </text:span><text:span text:style-name="T6">1</text:span><text:span text:style-name="T27">&gt; &amp;</text:span><text:span text:style-name="T29">u</text:span><text:span text:style-name="T25">) {</text:span><text:line-break/><text:span text:style-name="T25"> <text:s text:c="3"/></text:span><text:span text:style-name="T2">for </text:span><text:span text:style-name="T25">(</text:span><text:span text:style-name="T2">int </text:span><text:span text:style-name="T25">i </text:span><text:span text:style-name="T27">= </text:span><text:span text:style-name="T6">1</text:span><text:span text:style-name="T25">; i </text:span><text:span text:style-name="T27">&lt; </text:span><text:span text:style-name="T6">N</text:span><text:span text:style-name="T25">; i</text:span><text:span text:style-name="T27">++</text:span><text:span text:style-name="T25">)</text:span><text:line-break/><text:span text:style-name="T25"> <text:s text:c="7"/></text:span><text:span text:style-name="T29">d</text:span><text:span text:style-name="T25">[i] </text:span><text:span text:style-name="T27">-= </text:span><text:span text:style-name="T29">l</text:span><text:span text:style-name="T25">[i</text:span><text:span text:style-name="T27">-</text:span><text:span text:style-name="T6">1</text:span><text:span text:style-name="T25">] </text:span><text:span text:style-name="T27">/ </text:span><text:span text:style-name="T29">d</text:span><text:span text:style-name="T25">[i</text:span><text:span text:style-name="T27">-</text:span><text:span text:style-name="T6">1</text:span><text:span text:style-name="T25">] </text:span><text:span text:style-name="T27">* </text:span><text:span text:style-name="T29">u</text:span><text:span text:style-name="T25">[i</text:span><text:span text:style-name="T27">-</text:span><text:span text:style-name="T6">1</text:span><text:span text:style-name="T25">];</text:span><text:line-break/><text:span text:style-name="T25">}</text:span><text:line-break/><text:line-break/><text:span text:style-name="T2">template </text:span><text:span text:style-name="T27">&lt;</text:span><text:span text:style-name="T2">int </text:span><text:span text:style-name="T6">N</text:span><text:span text:style-name="T27">&gt;</text:span><text:line-break/><text:span text:style-name="T2">void </text:span><text:span text:style-name="T4">calculateR</text:span><text:span text:style-name="T25">(</text:span><text:span text:style-name="T23">Vector</text:span><text:span text:style-name="T27">&lt;</text:span><text:span text:style-name="T6">N</text:span><text:span text:style-name="T27">&gt; &amp;</text:span><text:span text:style-name="T29">b</text:span><text:span text:style-name="T25">, </text:span><text:span text:style-name="T23">Vector</text:span><text:span text:style-name="T27">&lt;</text:span><text:span text:style-name="T6">N </text:span><text:span text:style-name="T27">- </text:span><text:span text:style-name="T6">1</text:span><text:span text:style-name="T27">&gt; &amp;</text:span><text:span text:style-name="T29">l</text:span><text:span text:style-name="T25">, </text:span><text:span text:style-name="T23">Vector</text:span><text:span text:style-name="T27">&lt;</text:span><text:span text:style-name="T6">N</text:span><text:span text:style-name="T27">&gt; &amp;</text:span><text:span text:style-name="T29">eta</text:span><text:span text:style-name="T25">) {</text:span><text:line-break/><text:span text:style-name="T25"> <text:s text:c="3"/></text:span><text:span text:style-name="T2">for </text:span><text:span text:style-name="T25">(</text:span><text:span text:style-name="T2">int </text:span><text:span text:style-name="T25">i </text:span><text:span text:style-name="T27">= </text:span><text:span text:style-name="T6">1</text:span><text:span text:style-name="T25">; i </text:span><text:span text:style-name="T27">&lt; </text:span><text:span text:style-name="T6">N</text:span><text:span text:style-name="T25">; i</text:span><text:span text:style-name="T27">++</text:span><text:span text:style-name="T25">)</text:span><text:line-break/><text:span text:style-name="T25"> <text:s text:c="7"/></text:span><text:span text:style-name="T29">b</text:span><text:span text:style-name="T25">[i] </text:span><text:span text:style-name="T27">-= </text:span><text:span text:style-name="T29">l</text:span><text:span text:style-name="T25">[i</text:span><text:span text:style-name="T27">-</text:span><text:span text:style-name="T6">1</text:span><text:span text:style-name="T25">] </text:span><text:span text:style-name="T27">/ </text:span><text:span text:style-name="T29">eta</text:span><text:span text:style-name="T25">[i</text:span><text:span text:style-name="T27">-</text:span><text:span text:style-name="T6">1</text:span><text:span text:style-name="T25">] </text:span><text:span text:style-name="T27">* </text:span><text:span text:style-name="T29">b</text:span><text:span text:style-name="T25">[i</text:span><text:span text:style-name="T27">-</text:span><text:span text:style-name="T6">1</text:span><text:span text:style-name="T25">];</text:span><text:line-break/><text:span text:style-name="T25">}</text:span><text:line-break/><text:line-break/><text:span text:style-name="T2">template </text:span><text:span text:style-name="T27">&lt;</text:span><text:span text:style-name="T2">int </text:span><text:span text:style-name="T6">N</text:span><text:span text:style-name="T27">&gt;</text:span><text:line-break/><text:span text:style-name="T23">Vector</text:span><text:span text:style-name="T27">&lt;</text:span><text:span text:style-name="T6">N</text:span><text:span text:style-name="T27">&gt; </text:span><text:span text:style-name="T4">solve</text:span><text:span text:style-name="T25">(</text:span><text:span text:style-name="T23">Vector</text:span><text:span text:style-name="T27">&lt;</text:span><text:span text:style-name="T6">N</text:span><text:span text:style-name="T27">&gt; &amp;</text:span><text:span text:style-name="T29">eta</text:span><text:span text:style-name="T25">, </text:span><text:span text:style-name="T23">Vector</text:span><text:span text:style-name="T27">&lt;</text:span><text:span text:style-name="T6">N</text:span><text:span text:style-name="T27">&gt; &amp;</text:span><text:span text:style-name="T29">r</text:span><text:span text:style-name="T25">, </text:span><text:span text:style-name="T23">Vector</text:span><text:span text:style-name="T27">&lt;</text:span><text:span text:style-name="T6">N</text:span><text:span text:style-name="T27">-</text:span><text:span text:style-name="T6">1</text:span><text:span text:style-name="T27">&gt; &amp;</text:span><text:span text:style-name="T29">u</text:span><text:span text:style-name="T25">) {</text:span><text:line-break/><text:span text:style-name="T25"> <text:s text:c="3"/></text:span><text:span text:style-name="T23">Vector</text:span><text:span text:style-name="T27">&lt;</text:span><text:span text:style-name="T6">N</text:span><text:span text:style-name="T27">&gt; </text:span><text:span text:style-name="T25">x;</text:span><text:line-break/><text:line-break/><text:span text:style-name="T25"> <text:s text:c="3"/>x[</text:span><text:span text:style-name="T6">N</text:span><text:span text:style-name="T27">-</text:span><text:span text:style-name="T6">1</text:span><text:span text:style-name="T25">] </text:span><text:span text:style-name="T27">= </text:span><text:span text:style-name="T29">r</text:span><text:span text:style-name="T25">[</text:span><text:span text:style-name="T6">N</text:span><text:span text:style-name="T27">-</text:span><text:span text:style-name="T6">1</text:span><text:span text:style-name="T25">] </text:span><text:span text:style-name="T27">/ </text:span><text:span text:style-name="T29">eta</text:span><text:span text:style-name="T25">[</text:span><text:span text:style-name="T6">N</text:span><text:span text:style-name="T27">-</text:span><text:span text:style-name="T6">1</text:span><text:span text:style-name="T25">];</text:span><text:line-break/><text:span text:style-name="T25"> <text:s text:c="3"/></text:span><text:span text:style-name="T2">for </text:span><text:span text:style-name="T25">(</text:span><text:span text:style-name="T2">int </text:span><text:span text:style-name="T25">i </text:span><text:span text:style-name="T27">= </text:span><text:span text:style-name="T6">N</text:span><text:span text:style-name="T27">-</text:span><text:span text:style-name="T6">2</text:span><text:span text:style-name="T25">; i </text:span><text:span text:style-name="T27">&gt;= </text:span><text:span text:style-name="T6">0</text:span><text:span text:style-name="T25">; i</text:span><text:span text:style-name="T27">--</text:span><text:span text:style-name="T25">)</text:span><text:line-break/><text:span text:style-name="T25"> <text:s text:c="7"/>x[i] </text:span><text:span text:style-name="T27">= </text:span><text:span text:style-name="T25">(</text:span><text:span text:style-name="T29">r</text:span><text:span text:style-name="T25">[i] </text:span><text:span text:style-name="T27">- </text:span><text:span text:style-name="T29">u</text:span><text:span text:style-name="T25">[i] </text:span><text:span text:style-name="T27">* </text:span><text:span text:style-name="T25">x[i</text:span><text:span text:style-name="T27">+</text:span><text:span text:style-name="T6">1</text:span><text:span text:style-name="T25">]) </text:span><text:span text:style-name="T27">/ </text:span><text:span text:style-name="T29">eta</text:span><text:span text:style-name="T25">[i];</text:span><text:line-break/><text:line-break/><text:span text:style-name="T25"> <text:s text:c="3"/></text:span><text:span text:style-name="T2">return </text:span><text:span text:style-name="T25">x;</text:span><text:line-break/><text:span text:style-name="T25">}</text:span></text:p>
      <text:p text:style-name="P7"/>
      <text:p text:style-name="P4">Wynik działana programu:</text:p>
      <text:p text:style-name="P7"/>
      <text:p text:style-name="P8"><text:span text:style-name="T25">Rozwiązujemy układ równań Ax = b używając algorytm Thomasa</text:span><text:line-break/><text:span text:style-name="T25">Wektor b:</text:span><text:line-break/><text:span text:style-name="T25"> <text:s text:c="7"/>31 <text:s text:c="5"/>41.25 <text:s text:c="3"/>30.5667 <text:s text:c="3"/>30.3929 <text:s text:c="3"/>40.4111 <text:s text:c="3"/>30.1818</text:span><text:line-break/><text:line-break/><text:span text:style-name="T25">Macierz trójdiagonalną A przedstawiamy jako trzy wektory l, d oraz u</text:span><text:line-break/><text:span text:style-name="T25">Wektor l:</text:span><text:line-break/><text:span text:style-name="T25"> <text:s/>0.333333 <text:s text:c="7"/>0.2 <text:s text:c="2"/>0.142857 <text:s text:c="2"/>0.111111 <text:s/>0.0909091</text:span><text:line-break/><text:span text:style-name="T25">Wektor d:</text:span><text:line-break/><text:span text:style-name="T25"> <text:s text:c="7"/>10 <text:s text:c="8"/>20 <text:s text:c="8"/>30 <text:s text:c="8"/>30 <text:s text:c="8"/>20 <text:s text:c="8"/>10</text:span><text:line-break/><text:span text:style-name="T25">Wektor u:</text:span><text:line-break/><text:span text:style-name="T25"> <text:s text:c="6"/>0.5 <text:s text:c="6"/>0.25 <text:s text:c="2"/>0.166667 <text:s text:c="5"/>0.125 <text:s text:c="7"/>0.1</text:span><text:line-break/><text:line-break/><text:span text:style-name="T25">Najpierw przekształcamy macierz A - zamiast wektora d obliczamy nowy wektor eta</text:span><text:line-break/><text:span text:style-name="T25">Wektor eta:</text:span><text:line-break/><text:span text:style-name="T25"> <text:s text:c="7"/>10 <text:s text:c="3"/>19.9833 <text:s text:c="3"/>29.9975 <text:s text:c="3"/>29.9992 <text:s text:c="3"/>19.9995 <text:s text:c="3"/>9.99955</text:span><text:line-break/><text:line-break/><text:span text:style-name="T25">Następnie z wektor b przekształcamy na r</text:span><text:line-break/><text:span text:style-name="T25">Wektor r:</text:span><text:line-break/><text:span text:style-name="T25"> <text:s text:c="7"/>31 <text:s text:c="3"/>40.2167 <text:s text:c="3"/>30.1642 <text:s text:c="3"/>30.2492 <text:s text:c="3"/>40.2991 <text:s text:c="3"/>29.9986</text:span><text:line-break/><text:line-break/><text:span text:style-name="T25">Ostatecznie obliczamy wektor rozwiązań x</text:span><text:line-break/><text:span text:style-name="T25">Wektor x:</text:span><text:line-break/><text:span text:style-name="T25"> <text:s text:c="8"/>3 <text:s text:c="9"/>2 <text:s text:c="9"/>1 <text:s text:c="9"/>1 <text:s text:c="9"/>2 <text:s text:c="9"/>3</text:span><text:line-break/><text:line-break/><text:span text:style-name="T25">Sprawdźmy wynik mnożenia Ax</text:span><text:line-break/><text:span text:style-name="T25">Wektor Ax:</text:span><text:line-break/><text:span text:style-name="T25"> <text:s text:c="7"/>31 <text:s text:c="3"/>41.2167 <text:s text:c="3"/>30.5642 <text:s text:c="3"/>30.3921 <text:s text:c="3"/>40.4102 <text:s text:c="3"/>30.1805</text:span><text:line-break/><text:line-break/><text:span text:style-name="T25">Otrzymaliśmy wyniki bardzo bliskie do wektora b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4-20T10:55:27.729000000</dc:date>
    <meta:editing-duration>PT9H50M21S</meta:editing-duration>
    <meta:editing-cycles>11</meta:editing-cycles>
    <meta:generator>LibreOffice/7.1.1.2$Windows_X86_64 LibreOffice_project/fe0b08f4af1bacafe4c7ecc87ce55bb426164676</meta:generator>
    <meta:document-statistic meta:table-count="1" meta:image-count="0" meta:object-count="12" meta:page-count="6" meta:paragraph-count="26" meta:word-count="757" meta:character-count="5676" meta:non-whitespace-character-count="4283"/>
  </office:meta>
</office:document-meta>
</file>

<file path=Object 1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</mrow>
    <annotation encoding="StarMath 5.0">A vec x = vec b
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η</mi>
              <mn>1</mn>
            </msub>
            <mrow>
              <mspace width="2em"/>
              <mo stretchy="false">=</mo>
              <mspace width="2em"/>
            </mrow>
            <msub>
              <mi>d</mi>
              <mn>1</mn>
            </msub>
          </mrow>
        </mtd>
      </mtr>
      <mtr>
        <mtd>
          <mrow>
            <msub>
              <mi>r</mi>
              <mn>1</mn>
            </msub>
            <mrow>
              <mspace width="2em"/>
              <mo stretchy="false">=</mo>
              <mspace width="2em"/>
            </mrow>
            <msub>
              <mi>b</mi>
              <mn>1</mn>
            </msub>
          </mrow>
        </mtd>
      </mtr>
      <mtr>
        <mtd>
          <mrow/>
        </mtd>
      </mtr>
      <mtr>
        <mtd>
          <mrow>
            <mi mathvariant="italic">dla</mi>
            <mspace width="2em"/>
            <mrow>
              <mi>i</mi>
              <mo stretchy="false">=</mo>
              <mn>2</mn>
            </mrow>
            <mi>,</mi>
            <mn>...</mn>
            <mi>,</mi>
            <mi>N</mi>
            <mi mathvariant="normal">:</mi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sub>
                        <mi>η</mi>
                        <mi>i</mi>
                      </msub>
                      <mrow>
                        <mspace width="2em"/>
                        <mo stretchy="false">=</mo>
                        <mspace width="2em"/>
                      </mrow>
                      <msub>
                        <mi>d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sub>
                        <mi>l</mi>
                        <mi>i</mi>
                      </msub>
                      <mspace width="0.5em"/>
                      <msubsup>
                        <mi>η</mi>
                        <mrow>
                          <mi>i</mi>
                          <mo stretchy="false">−</mo>
                          <mn>1</mn>
                        </mrow>
                        <mrow>
                          <mo stretchy="false">−</mo>
                          <mn>1</mn>
                        </mrow>
                      </msubsup>
                      <mspace width="0.5em"/>
                      <msub>
                        <mi>u</mi>
                        <mrow>
                          <mi>u</mi>
                          <mo stretchy="false">−</mo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r</mi>
                        <mi>i</mi>
                      </msub>
                      <mrow>
                        <mspace width="2em"/>
                        <mo stretchy="false">=</mo>
                        <mspace width="3em"/>
                      </mrow>
                      <msub>
                        <mi>b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sub>
                        <mi>l</mi>
                        <mi>i</mi>
                      </msub>
                      <mspace width="0.5em"/>
                      <msubsup>
                        <mi>η</mi>
                        <mrow>
                          <mi>i</mi>
                          <mo stretchy="false">−</mo>
                          <mn>1</mn>
                        </mrow>
                        <mrow>
                          <mo stretchy="false">−</mo>
                          <mn>1</mn>
                        </mrow>
                      </msubsup>
                      <mspace width="0.5em"/>
                      <msub>
                        <mi>r</mi>
                        <mrow>
                          <mi>u</mi>
                          <mo stretchy="false">−</mo>
                          <mn>1</mn>
                        </mrow>
                      </msub>
                    </mrow>
                  </mtd>
                </mtr>
              </mtable>
            </mrow>
          </mrow>
        </mtd>
      </mtr>
    </mtable>
    <annotation encoding="StarMath 5.0">%eta_1 ~=~ d_1 newline
r_1 ~=~ b_1 newline
newline
dla~ i =2, ...,N: newline
left lbrace alignl{ stack{ 
%eta_i ~=~ d_i ~-~ l_i `%eta_{i-1}^-1 `u_{u-1} #
r_i ~=~`` b_i ~-~ l_i `%eta_{i-1}^-1 `r_{u-1}
} } right none</annotation>
  </semantics>
</math>
</file>

<file path=Object 11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x</mi>
              <mi>N</mi>
            </msub>
            <mrow>
              <mspace width="2em"/>
              <mo stretchy="false">=</mo>
              <mspace width="2em"/>
            </mrow>
            <msubsup>
              <mi>η</mi>
              <mi>N</mi>
              <mrow>
                <mo stretchy="false">−</mo>
                <mn>1</mn>
              </mrow>
            </msubsup>
            <mspace width="0.5em"/>
            <msub>
              <mi>r</mi>
              <mi>N</mi>
            </msub>
          </mrow>
        </mtd>
      </mtr>
      <mtr>
        <mtd>
          <mrow>
            <mi mathvariant="italic">dla</mi>
            <mspace width="2em"/>
            <mrow>
              <mi>i</mi>
              <mo stretchy="false">=</mo>
              <mrow>
                <mi>N</mi>
                <mo stretchy="false">−</mo>
                <mn>1</mn>
              </mrow>
            </mrow>
            <mi>,</mi>
            <mn>...</mn>
            <mi>,</mi>
            <mn>1</mn>
            <mi mathvariant="normal">:</mi>
          </mrow>
        </mtd>
      </mtr>
      <mtr>
        <mtd>
          <mrow>
            <msub>
              <mi>x</mi>
              <mi>i</mi>
            </msub>
            <mrow>
              <mspace width="2em"/>
              <mo stretchy="false">=</mo>
              <mspace width="2em"/>
            </mrow>
            <msubsup>
              <mi>η</mi>
              <mi>i</mi>
              <mrow>
                <mo stretchy="false">−</mo>
                <mn>1</mn>
              </mrow>
            </msubsup>
            <mspace width="0.5em"/>
            <mrow>
              <mo fence="true" form="prefix" stretchy="false">(</mo>
              <mrow>
                <mrow>
                  <msub>
                    <mi>r</mi>
                    <mi>i</mi>
                  </msub>
                  <mrow>
                    <mspace width="2em"/>
                    <mo stretchy="false">−</mo>
                    <mspace width="2em"/>
                  </mrow>
                  <msub>
                    <mi>u</mi>
                    <mi>i</mi>
                  </msub>
                  <mspace width="0.5em"/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x_N ~=~ %eta_N^-1 `r_N newline
dla ~i =N-1,...,1: newline
x_i ~=~%eta_i^-1 `( r_i ~-~u_i`x_{i+1} )</annotation>
  </semantics>
</math>
</file>

<file path=Object 2/content.xml><?xml version="1.0" encoding="utf-8"?>
<math xmlns="http://www.w3.org/1998/Math/MathML" display="block">
  <semantics>
    <mrow>
      <mover accent="true">
        <mi>l</mi>
        <mo stretchy="false">⃗</mo>
      </mover>
      <mi>,</mi>
      <mover accent="true">
        <mi>d</mi>
        <mo stretchy="false">⃗</mo>
      </mover>
      <mi>,</mi>
      <mover accent="true">
        <mi>u</mi>
        <mo stretchy="false">⃗</mo>
      </mover>
    </mrow>
    <annotation encoding="StarMath 5.0">vec l, vec d, vec u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sub>
                      <mi>d</mi>
                      <mn>1</mn>
                    </msub>
                    <mspace width="2em"/>
                  </mrow>
                </mtd>
                <mtd>
                  <mrow>
                    <msub>
                      <mi>u</mi>
                      <mn>1</mn>
                    </msub>
                    <mspace width="2em"/>
                  </mrow>
                </mtd>
                <mtd>
                  <mspace width="2em"/>
                </mtd>
                <mtd>
                  <mspace width="2em"/>
                </mtd>
                <mtd>
                  <mspace width="2em"/>
                </mtd>
                <mtd>
                  <mn>0</mn>
                </mtd>
              </mtr>
              <mtr>
                <mtd>
                  <mrow>
                    <msub>
                      <mi>l</mi>
                      <mn>2</mn>
                    </msub>
                    <mspace width="2em"/>
                  </mrow>
                </mtd>
                <mtd>
                  <mrow>
                    <msub>
                      <mi>d</mi>
                      <mn>2</mn>
                    </msub>
                    <mspace width="2em"/>
                  </mrow>
                </mtd>
                <mtd>
                  <mrow>
                    <msub>
                      <mi>u</mi>
                      <mn>2</mn>
                    </msub>
                    <mspace width="2em"/>
                  </mrow>
                </mtd>
                <mtd>
                  <mspace width="2em"/>
                </mtd>
                <mtd>
                  <mspace width="2em"/>
                </mtd>
                <mtd>
                  <mspace width="2em"/>
                </mtd>
              </mtr>
              <mtr>
                <mtd>
                  <mspace width="2em"/>
                </mtd>
                <mtd>
                  <mrow>
                    <msub>
                      <mi>l</mi>
                      <mn>3</mn>
                    </msub>
                    <mspace width="2em"/>
                  </mrow>
                </mtd>
                <mtd>
                  <mrow>
                    <msub>
                      <mi>d</mi>
                      <mn>3</mn>
                    </msub>
                    <mspace width="2em"/>
                  </mrow>
                </mtd>
                <mtd>
                  <msub>
                    <mi>u</mi>
                    <mn>3</mn>
                  </msub>
                </mtd>
                <mtd>
                  <mspace width="2em"/>
                </mtd>
                <mtd>
                  <mspace width="2em"/>
                </mtd>
              </mtr>
              <mtr>
                <mtd>
                  <mspace width="2em"/>
                </mtd>
                <mtd>
                  <mspace width="2em"/>
                </mtd>
                <mtd>
                  <mo stretchy="false">⋱</mo>
                </mtd>
                <mtd>
                  <mo stretchy="false">⋱</mo>
                </mtd>
                <mtd>
                  <mo stretchy="false">⋱</mo>
                </mtd>
                <mtd>
                  <mspace width="2em"/>
                </mtd>
              </mtr>
              <mtr>
                <mtd>
                  <mspace width="2em"/>
                </mtd>
                <mtd>
                  <mspace width="2em"/>
                </mtd>
                <mtd>
                  <mspace width="2em"/>
                </mtd>
                <mtd>
                  <msub>
                    <mi>l</mi>
                    <mrow>
                      <mi>N</mi>
                      <mo stretchy="false">−</mo>
                      <mn>1</mn>
                    </mrow>
                  </msub>
                </mtd>
                <mtd>
                  <msub>
                    <mi>d</mi>
                    <mrow>
                      <mi>N</mi>
                      <mo stretchy="false">−</mo>
                      <mn>1</mn>
                    </mrow>
                  </msub>
                </mtd>
                <mtd>
                  <msub>
                    <mi>u</mi>
                    <mrow>
                      <mi>N</mi>
                      <mo stretchy="false">−</mo>
                      <mn>1</mn>
                    </mrow>
                  </msub>
                </mtd>
              </mtr>
              <mtr>
                <mtd>
                  <mn>0</mn>
                </mtd>
                <mtd>
                  <mspace width="2em"/>
                </mtd>
                <mtd>
                  <mspace width="2em"/>
                </mtd>
                <mtd>
                  <mspace width="2em"/>
                </mtd>
                <mtd>
                  <msub>
                    <mi>l</mi>
                    <mi>N</mi>
                  </msub>
                </mtd>
                <mtd>
                  <msub>
                    <mi>u</mi>
                    <mi>N</mi>
                  </msub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x</mi>
                    <mrow>
                      <mi>N</mi>
                      <mo stretchy="false">−</mo>
                      <mn>1</mn>
                    </mrow>
                  </msub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o stretchy="false">⋮</mo>
              </mtd>
            </mtr>
            <mtr>
              <mtd>
                <msub>
                  <mi>b</mi>
                  <mrow>
                    <mi>N</mi>
                    <mo stretchy="false">−</mo>
                    <mn>1</mn>
                  </mrow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)</mo>
      </mrow>
    </mrow>
    <annotation encoding="StarMath 5.0">left ( matrix { 

d_1~ # u_1~ #  ~  #  ~  #  ~  # 0  ##
l_2~ # d_2~ # u_2~ #  ~  #  ~  #  ~  ## 
 ~  # l_3~ # d_3~ # u_3 #  ~  #  ~  ##
 ~  #  ~  #   dotsdown   #  dotsdown  #  dotsdown  #  ~  ##
 ~  #  ~  #  ~  #  l_{N-1}  #  d_{N-1}  #  u_{N-1}  ##
 0  #  ~  #  ~  #  ~  #  l_N  #  u_N 
} right )
cdot
left ( matrix { 
x_1 ## x_2 ## x_3 ## dotsvert ## x_{ N-1 } ## x_N
} right )

=

left ( matrix { 
b_1 ## b_2 ## b_3 ## dotsvert ## b_{ N-1 } ## b_N
} right )</annotation>
  </semantics>
</math>
</file>

<file path=Object 4/content.xml><?xml version="1.0" encoding="utf-8"?>
<math xmlns="http://www.w3.org/1998/Math/MathML" display="block">
  <semantics>
    <msub>
      <mi>η</mi>
      <mi>i</mi>
    </msub>
    <annotation encoding="StarMath 5.0">%eta_i
</annotation>
  </semantics>
</math>
</file>

<file path=Object 5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6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7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8/content.xml><?xml version="1.0" encoding="utf-8"?>
<math xmlns="http://www.w3.org/1998/Math/MathML" display="block">
  <semantics>
    <mover accent="true">
      <mi>η</mi>
      <mo stretchy="false">⃗</mo>
    </mover>
    <annotation encoding="StarMath 5.0">vec %eta</annotation>
  </semantics>
</math>
</file>

<file path=Object 9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